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'Segoe UI', Arial, freesans, sans-serif"/>
    <style:font-face style:name="Mangal1" svg:font-family="Mangal"/>
    <style:font-face style:name="OpenSymbol" svg:font-family="OpenSymbo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  <style:text-properties style:font-name="Segoe Print" fo:font-size="11pt" style:font-name-asian="Segoe Print" style:font-size-asian="11pt" style:font-name-complex="Segoe Print" style:font-size-complex="11pt"/>
    </style:style>
    <style:style style:name="P2" style:family="paragraph" style:parent-style-name="Standard">
      <style:paragraph-properties style:text-autospace="non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  <style:text-properties style:font-name="Segoe Print" fo:font-size="11pt" fo:language="en" fo:country="US" style:font-name-asian="Segoe Print" style:font-size-asian="11pt" style:font-name-complex="Segoe Print" style:font-size-complex="11pt"/>
    </style:style>
    <style:style style:name="P3" style:family="paragraph" style:parent-style-name="Standard">
      <style:paragraph-properties style:text-autospace="non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  <style:text-properties style:font-name="Segoe Print" fo:font-size="11pt" fo:language="en" fo:country="US" fo:font-weight="bold" style:font-name-asian="Segoe Print" style:font-size-asian="11pt" style:font-weight-asian="bold" style:font-name-complex="Segoe Print" style:font-size-complex="11pt" style:font-weight-complex="bold"/>
    </style:style>
    <style:style style:name="P4" style:family="paragraph" style:parent-style-name="Standard">
      <style:paragraph-properties style:text-autospace="non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  <style:text-properties style:font-name="Segoe Print" fo:font-size="11pt" fo:language="en" fo:country="US" fo:font-weight="normal" style:font-name-asian="Segoe Print" style:font-size-asian="11pt" style:font-weight-asian="normal" style:font-name-complex="Segoe Print" style:font-size-complex="11pt" style:font-weight-complex="normal"/>
    </style:style>
    <style:style style:name="P5" style:family="paragraph" style:parent-style-name="Standard">
      <style:paragraph-properties style:text-autospace="non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  <style:text-properties style:font-name="Segoe Print" fo:font-size="11pt" fo:language="en" fo:country="none" style:font-name-asian="Segoe Print" style:font-size-asian="11pt" style:font-name-complex="Segoe Print" style:font-size-complex="11pt"/>
    </style:style>
    <style:style style:name="P6" style:family="paragraph" style:parent-style-name="Standard">
      <style:paragraph-properties style:text-autospace="non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tandard" style:list-style-name="L2"/>
    <style:style style:name="P1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color="#800000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Text_20_body" style:list-style-name="L1">
      <style:paragraph-properties fo:margin-top="0in" fo:margin-bottom="0in" style:line-height-at-least="0.2602in" fo:padding="0in" fo:border="non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 style:font-name="Segoe Print" fo:font-size="11pt" fo:language="en" fo:country="US" style:text-underline-style="solid" style:text-underline-width="auto" style:text-underline-color="font-color" style:font-name-asian="Segoe Print" style:font-size-asian="11pt" style:font-name-complex="Segoe Print" style:font-size-complex="11pt"/>
    </style:style>
    <style:style style:name="T3" style:family="text">
      <style:text-properties fo:color="#0000ff" style:font-name="Segoe Print" fo:font-size="11pt" style:text-underline-style="solid" style:text-underline-width="auto" style:text-underline-color="font-color" style:font-name-asian="Segoe Print" style:font-size-asian="11pt" style:font-name-complex="Segoe Print" style:font-size-complex="11pt"/>
    </style:style>
    <style:style style:name="T4" style:family="text">
      <style:text-properties fo:color="#ff6600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es from DevMountain</text:p>
      <text:p text:style-name="Standard">1/8/15</text:p>
      <text:p text:style-name="Standard">Talked about display. </text:p>
      <text:p text:style-name="Standard">Fixed is fixed to the browser. Absolute is to the page. Relative is to the other objects.</text:p>
      <text:p text:style-name="Standard"/>
      <text:p text:style-name="Standard">Overflow: </text:p>
      <text:p text:style-name="Standard">if there is a need put a scroll bar on the screen.</text:p>
      <text:p text:style-name="Standard">Scroll – always present</text:p>
      <text:p text:style-name="Standard">auto – if there is a need</text:p>
      <text:p text:style-name="Standard">hidden – if it overflows I am not going to show it.</text:p>
      <text:p text:style-name="Standard"/>
      <text:p text:style-name="Standard">Font</text:p>
      <text:p text:style-name="Standard">Serif vs Sans Serif</text:p>
      <text:p text:style-name="Standard"/>
      <text:p text:style-name="Standard">z-index</text:p>
      <text:p text:style-name="Standard">what things are going to show on top if two things overlap.</text:p>
      <text:p text:style-name="Standard"/>
      <text:p text:style-name="Standard">Reset style sheets</text:p>
      <text:p text:style-name="Standard">Eric Meyer famous reset</text:p>
      <text:p text:style-name="Standard">reset normalized css</text:p>
      <text:p text:style-name="Standard">normalize.css download it and use it.</text:p>
      <text:p text:style-name="Standard">Put this before the other style sheets</text:p>
      <text:p text:style-name="Standard"/>
      <text:p text:style-name="Standard">HTML-layout 2</text:p>
      <text:p text:style-name="Standard"/>
      <text:list xml:id="list6582805816768193222" text:style-name="L1">
        <text:list-item>
          <text:p text:style-name="P15">be able to compare and contrast fixed, relative, absolute, and static positioning in CSS</text:p>
        </text:list-item>
        <text:list-item>
          <text:p text:style-name="P15">be able to compare and contrast display block, inline-block, inline, and none</text:p>
        </text:list-item>
        <text:list-item>
          <text:p text:style-name="P15">be able to compare and contrast overflow hidden, auto, scroll</text:p>
        </text:list-item>
        <text:list-item>
          <text:p text:style-name="P15">understand and be able to use max/min-width and max/min-height</text:p>
        </text:list-item>
      </text:list>
      <text:p text:style-name="Standard"/>
      <text:p text:style-name="Standard"/>
      <text:p text:style-name="Standard">body inherits from HTML. That is why you include both in .css</text:p>
      <text:p text:style-name="Standard"/>
      <text:p text:style-name="Standard">display inline ignores vertical margin</text:p>
      <text:p text:style-name="Standard"/>
      <text:p text:style-name="Standard">most common to use % on width </text:p>
      <text:p text:style-name="Standard">most common to use px on min and max-width</text:p>
      <text:p text:style-name="Standard"/>
      <text:p text:style-name="Standard">same for height</text:p>
      <text:p text:style-name="Standard">Most of Flexbox code belongs in the parent.</text:p>
      <text:p text:style-name="Standard"/>
      <text:p text:style-name="Standard">Week 2 Day 1</text:p>
      <text:p text:style-name="Standard">MDN – Mozilla Developers Network</text:p>
      <text:p text:style-name="Standard"/>
      <text:p text:style-name="Standard">Display properties</text:p>
      <text:p text:style-name="Standard">position absolute is relative to the document</text:p>
      <text:p text:style-name="Standard">position fixed is relative to the browser.</text:p>
      <text:p text:style-name="Standard"><text:soft-page-break/>HTML Elements used for typography.</text:p>
      <text:p text:style-name="Standard">p</text:p>
      <text:p text:style-name="Standard">span</text:p>
      <text:p text:style-name="Standard">h1,h2,h3</text:p>
      <text:p text:style-name="Standard"/>
      <text:p text:style-name="Standard">try to use the appropriate element for the job you want to do</text:p>
      <text:p text:style-name="Standard">some elements might be deprecated- not being used any more</text:p>
      <text:p text:style-name="Standard"/>
      <text:p text:style-name="Standard">HTML Attributes</text:p>
      <text:p text:style-name="Standard">&lt;div “ <text:s text:c="7"/>“ &gt; content &lt;/&gt;</text:p>
      <text:p text:style-name="Standard">HTML 5 data attributes Rocks</text:p>
      <text:p text:style-name="Standard">input html attributes MDN</text:p>
      <text:p text:style-name="Standard"/>
      <text:p text:style-name="Standard">input maxlength=”5”</text:p>
      <text:p text:style-name="Standard"/>
      <text:p text:style-name="Standard">study nth child for picking attributes on a page</text:p>
      <text:p text:style-name="Standard"/>
      <text:p text:style-name="Standard">STUDY THE BOOK ME, INC. – Jorge</text:p>
      <text:p text:style-name="Standard"/>
      <text:p text:style-name="Standard">codepen.com</text:p>
      <text:p text:style-name="Standard"/>
      <text:p text:style-name="Standard">.aprent &gt; .child only targets direct descendents</text:p>
      <text:p text:style-name="Standard"/>
      <text:p text:style-name="Standard">disabled [disabled] targets HTML attributes that are disabled.</text:p>
      <text:p text:style-name="Standard"/>
      <text:p text:style-name="Standard">Media -queries</text:p>
      <text:p text:style-name="Standard"/>
      <text:p text:style-name="Standard"/>
      <text:p text:style-name="Standard">Mobile first – media queries</text:p>
      <text:p text:style-name="Standard">they have no specificity whatsoever</text:p>
      <text:p text:style-name="Standard">put them only in the component you are working on.</text:p>
      <text:p text:style-name="Standard"/>
      <text:p text:style-name="Standard">Javascript</text:p>
      <text:p text:style-name="Standard">The Web App landscape</text:p>
      <text:p text:style-name="Standard"/>
      <text:p text:style-name="Standard">variables</text:p>
      <text:p text:style-name="Standard">conditional statements</text:p>
      <text:p text:style-name="Standard">functions</text:p>
      <text:p text:style-name="Standard"><text:tab/>scopes</text:p>
      <text:p text:style-name="Standard"><text:tab/>return statements</text:p>
      <text:p text:style-name="Standard"><text:tab/>arguments</text:p>
      <text:p text:style-name="Standard"><text:tab/></text:p>
      <text:p text:style-name="Standard">var name = “Tyler”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onstructor</text:p>
      <text:list xml:id="list6903690694314072654" text:style-name="L2">
        <text:list-item>
          <text:p text:style-name="P11">this is an object</text:p>
        </text:list-item>
        <text:list-item>
          <text:p text:style-name="P11">called with new</text:p>
        </text:list-item>
        <text:list-item>
          <text:p text:style-name="P11">delegates to the prototype on failed lookup</text:p>
        </text:list-item>
        <text:list-item>
          <text:p text:style-name="P11">returns this</text:p>
        </text:list-item>
      </text:list>
      <text:p text:style-name="Standard"/>
      <text:p text:style-name="Standard">There are uses of <text:span text:style-name="T1">this</text:span></text:p>
      <text:p text:style-name="Standard">this is invoked at run time. Refers to what is left of the dot. </text:p>
      <text:p text:style-name="Standard"><text:s/>This is also used to reference object elements.</text:p>
      <text:p text:style-name="Standard"/>
      <text:p text:style-name="Standard"/>
      <text:p text:style-name="Standard">Extra Notes</text:p>
      <text:p text:style-name="P1">Ein #</text:p>
      <text:p text:style-name="P1">getify/you-don't know-js</text:p>
      <text:p text:style-name="P1"/>
      <text:p text:style-name="P1">Postman.com- chrome extension</text:p>
      <text:p text:style-name="P1"/>
      <text:p text:style-name="P1">@danwahlin</text:p>
      <text:p text:style-name="P1">tinyurl/angularjsdemos</text:p>
      <text:p text:style-name="P1">Angular and React</text:p>
      <text:p text:style-name="P1">angular.module('awesomeApp').controller('ctrl', function($scope){});</text:p>
      <text:p text:style-name="P1"/>
      <text:p text:style-name="P1">The power of $q dave Smith</text:p>
      <text:p text:style-name="P1"><text:s/></text:p>
      <text:p text:style-name="P1">I need to review Postman and debugger.</text:p>
      <text:p text:style-name="P1"/>
      <text:p text:style-name="P1">Paul Irish</text:p>
      <text:p text:style-name="P1">igor Minar</text:p>
      <text:p text:style-name="P1">ionic framework</text:p>
      <text:p text:style-name="Standard"/>
      <text:p text:style-name="P1"><text:s text:c="2"/></text:p>
      <text:p text:style-name="P1">youtube </text:p>
      <text:p text:style-name="P1">react.js conference</text:p>
      <text:p text:style-name="P1">ng conf from 2014</text:p>
      <text:p text:style-name="P1">var deferred = $q.defer();</text:p>
      <text:p text:style-name="P1"/>
      <text:p text:style-name="P1">deferred.resolve(data);</text:p>
      <text:p text:style-name="P1">return deferred.resolve;</text:p>
      <text:p text:style-name="P2"><text:soft-page-break/>css tranisitions</text:p>
      <text:p text:style-name="P2">webkit stuff</text:p>
      <text:p text:style-name="P2">animate.css</text:p>
      <text:p text:style-name="Standard"/>
      <text:p text:style-name="P6"><text:a xlink:type="simple" xlink:href="http://www.befundoo.com/university/tutorials/angular-directives-tutorial" text:style-name="Internet_20_link" text:visited-style-name="Visited_20_Internet_20_Link"><text:span text:style-name="T3">www.befundoo.com/university/tutorials/angular-directives-tutorial</text:span></text:a></text:p>
      <text:p text:style-name="P5"/>
      <text:p text:style-name="P6"><text:a xlink:type="simple" xlink:href="http://www.programmableweb.com/" text:style-name="Internet_20_link" text:visited-style-name="Visited_20_Internet_20_Link"><text:span text:style-name="T2">http://www.programmableweb.com</text:span></text:a></text:p>
      <text:p text:style-name="P2"/>
      <text:p text:style-name="P2">what is the root URL or endpoint for the API?</text:p>
      <text:p text:style-name="P3">api.opened.io</text:p>
      <text:p text:style-name="P3">apiary.io</text:p>
      <text:p text:style-name="P4"/>
      <text:p text:style-name="P4">ANGULAR FIRE!</text:p>
      <text:p text:style-name="P4">food truck app</text:p>
      <text:p text:style-name="Standard"/>
      <text:p text:style-name="P7">PERSONAL PROJECTS</text:p>
      <text:p text:style-name="P8"/>
      <text:p text:style-name="P9">The time you spend on the project pays dividends</text:p>
      <text:p text:style-name="P9">The more you spend on it the more you will learn</text:p>
      <text:list xml:id="list1542798767611714496" text:style-name="L3">
        <text:list-item>
          <text:p text:style-name="P13">Time and the work</text:p>
        </text:list-item>
        <text:list-item>
          <text:p text:style-name="P13">Project Scope</text:p>
        </text:list-item>
        <text:list-item>
          <text:p text:style-name="P13">Debugging</text:p>
        </text:list-item>
        <text:list-item>
          <text:p text:style-name="P13"/>
        </text:list-item>
      </text:list>
      <text:p text:style-name="P9"/>
      <text:p text:style-name="P9"/>
      <text:p text:style-name="P9">delete old posts by date.</text:p>
      <text:p text:style-name="P9">Plan your next few weeks (2-3 days)</text:p>
      <text:p text:style-name="P9"/>
      <text:p text:style-name="P9">Bidroom Project</text:p>
      <text:p text:style-name="P9"><text:span text:style-name="T4">Step 1 Create GC object and SC object</text:span> - <text:span text:style-name="T4">done</text:span></text:p>
      <text:p text:style-name="P14">Step 2. Create 2 bid Rooms one for General Contractors and one for Sub-Contractors. done</text:p>
      <text:p text:style-name="P9">Step 3 <text:span text:style-name="T4">Allow GC to post to bid board.</text:span> Jobs are also posted to SC boards</text:p>
      <text:p text:style-name="P9">Step 4. Allow SC to update “PUT” to jobs. These show up on GC board</text:p>
      <text:p text:style-name="P9">Step 5 Success! Job and Bid match</text:p>
      <text:p text:style-name="P9"><text:span text:style-name="T4">Step 6 Authentication -</text:span> <text:span text:style-name="T4">done</text:span></text:p>
      <text:p text:style-name="P9"/>
      <text:p text:style-name="P9"/>
      <text:p text:style-name="P9">***Black Diamond***</text:p>
      <text:p text:style-name="P9">Step 7 Zapier.com for phone messages</text:p>
      <text:p text:style-name="P9">Roll app in to IONIC and make into phone app. </text:p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Underscore</text:p>
      <text:p text:style-name="P9">it is a utility belt </text:p>
      <text:p text:style-name="P9">know how to use the funadmentals</text:p>
      <text:p text:style-name="P9">_</text:p>
      <text:p text:style-name="P9">_.methodName(Array, name);</text:p>
      <text:p text:style-name="P10">UNDERSCORE.JS</text:p>
      <text:p text:style-name="P9"/>
      <text:p text:style-name="P9">use underscore docs but use <text:span text:style-name="T1">lodash</text:span></text:p>
      <text:p text:style-name="P9"/>
      <text:p text:style-name="P10">moment</text:p>
      <text:p text:style-name="P9">awesome library for handling time</text:p>
      <text:p text:style-name="P9">momemtjs.com</text:p>
      <text:p text:style-name="P9"/>
      <text:p text:style-name="P9">d3</text:p>
      <text:p text:style-name="P9">charting and graphing</text:p>
      <text:p text:style-name="P9">good for custom data vizualizations</text:p>
      <text:p text:style-name="P9"/>
      <text:p text:style-name="P9">SVG's are vectors so they are infinitely scalable</text:p>
      <text:p text:style-name="P9"/>
      <text:p text:style-name="P9">d3js.org is really good.</text:p>
      <text:p text:style-name="P9">Find a simple one</text:p>
      <text:p text:style-name="P9">copy it </text:p>
      <text:p text:style-name="P9">rebuild as far as you can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'Segoe UI', Arial, freesans, sans-serif"/>
    <style:font-face style:name="Mangal1" svg:font-family="Mangal"/>
    <style:font-face style:name="OpenSymbol" svg:font-family="OpenSymbo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 Woodis</meta:initial-creator>
    <meta:creation-date>2015-01-08T19:16:16.11</meta:creation-date>
    <dc:date>2015-03-13T07:11:28.73</dc:date>
    <dc:creator>Steve Woodis</dc:creator>
    <meta:editing-duration>P6DT15H10M59S</meta:editing-duration>
    <meta:editing-cycles>43</meta:editing-cycles>
    <meta:generator>OpenOffice/4.1.1$Win32 OpenOffice.org_project/411m6$Build-9775</meta:generator>
    <meta:document-statistic meta:table-count="0" meta:image-count="0" meta:object-count="0" meta:page-count="5" meta:paragraph-count="139" meta:word-count="657" meta:character-count="3848"/>
  </office:meta>
</office:document-meta>
</file>